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995" officeooo:paragraph-rsid="001c6995"/>
    </style:style>
    <style:style style:name="P2" style:family="paragraph" style:parent-style-name="Standard">
      <style:paragraph-properties fo:text-align="start" style:justify-single-word="false"/>
      <style:text-properties officeooo:rsid="001d4d29" officeooo:paragraph-rsid="001d4d29"/>
    </style:style>
    <style:style style:name="P3" style:family="paragraph" style:parent-style-name="Standard">
      <style:paragraph-properties fo:text-align="start" style:justify-single-word="false"/>
      <style:text-properties officeooo:rsid="001e2c37" officeooo:paragraph-rsid="001e2c37"/>
    </style:style>
    <style:style style:name="P4" style:family="paragraph" style:parent-style-name="Standard">
      <style:paragraph-properties fo:text-align="start" style:justify-single-word="false"/>
      <style:text-properties officeooo:rsid="001fa747" officeooo:paragraph-rsid="001fa747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c6995" officeooo:paragraph-rsid="001c69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30d85" officeooo:paragraph-rsid="00230d8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6e1d0" officeooo:paragraph-rsid="0026e1d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30d85" officeooo:paragraph-rsid="00230d8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f2a8" officeooo:paragraph-rsid="0024f2a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81b7c" officeooo:paragraph-rsid="00281b7c" style:font-size-asian="10.5pt" style:font-weight-asian="normal" style:font-size-complex="12pt" style:font-weight-complex="normal"/>
    </style:style>
    <style:style style:name="T1" style:family="text">
      <style:text-properties officeooo:rsid="001fa747"/>
    </style:style>
    <style:style style:name="T2" style:family="text">
      <style:text-properties officeooo:rsid="001ff7e2"/>
    </style:style>
    <style:style style:name="T3" style:family="text">
      <style:text-properties officeooo:rsid="0021b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ntes do jogo – <text:span text:style-name="T3">Lunatic</text:span></text:p>
      <text:p text:style-name="P1"/>
      <text:p text:style-name="P5"><text:span text:style-name="T2">Lente #1: lente da experiencia essencial</text:span></text:p>
      <text:p text:style-name="P1"/>
      <text:p text:style-name="P2">Qual experiencia <text:span text:style-name="T1">queremos</text:span> que o jogador tenha?</text:p>
      <text:p text:style-name="P3">Conexão, espero que o jogador olhe para o céu a noite e sinta que a lua influencia diretamente o jogo.</text:p>
      <text:p text:style-name="P3">Visto que há conexão, deve existir certas conexões emocionais na historia.</text:p>
      <text:p text:style-name="P3">Quando a questões do gênero, espero que cada fase da lua de uma experiencia diferente de gameplay, ainda mantendo a essência do jogo. Serão como mini versões diferentes de um jogo principal, ainda sim, conectadas.</text:p>
      <text:p text:style-name="P3"/>
      <text:p text:style-name="P3">O que <text:span text:style-name="T1">é essencial para essa experiencia?</text:span></text:p>
      <text:p text:style-name="P4">É essencial que cada fase da lua tenha dinâmicas diferentes, mesmo que sejam minimamente diferentes, coisas como aparência do <text:span text:style-name="T2">personagem</text:span> e o que o jogador pode fazer, até mesmo atributos do personagem como força são alterados por isso. Sem esse aspecto não sentimos as diferenças na mudança de fase da lua e logo quebramos nossa conexão com elas.</text:p>
      <text:p text:style-name="P4"/>
      <text:p text:style-name="P4">Como nosso jogo pode capturar essa experiencia?</text:p>
      <text:p text:style-name="P4">Basicamente, precisamos sempre ser capazes de sincronizar com a lua, com a maior precisão possível. Também temos que tratar muitos elementos do jogo como 4 entidades diferentes, incluindo ai até alguns inimigos e chefes. Muitas vezes teremos que fazer quatro conversas diferentes, quatro versões do mesmo inimigo, do mesmo item e até do mesmo cenário. Além disso, cada um desse elementos quadriplicados tem que ser pensados em relação aos outros elementos, principalmente a personagem principal e suas habilidades.</text:p>
      <text:p text:style-name="P4"/>
      <text:p text:style-name="P6">Lente #2: lente da surpresa</text:p>
      <text:p text:style-name="P6"/>
      <text:p text:style-name="P8">O que suprendera os jogadores?</text:p>
      <text:p text:style-name="P8">O modo como o jogo muda dependendo da fase da lua, em consequencia, se o jogador voltar ou fizer uma certa coisa noutro dia, ele podera ter experiencias diferentes.</text:p>
      <text:p text:style-name="P8"/>
      <text:p text:style-name="P8">A historia do jogo ira causar surpresa, algum outro elemento?</text:p>
      <text:p text:style-name="P8">Além dos ditos em cima, teremos uma historia baseada em reviravoltas, pois a lua nunca é o que parece.</text:p>
      <text:p text:style-name="P8"/>
      <text:p text:style-name="P9">As regras dão aos jogadores as chances de surprenderem aos outros?</text:p>
      <text:p text:style-name="P9">A principio não, pois não tera multiplayer.</text:p>
      <text:p text:style-name="P9"/>
      <text:p text:style-name="P9">As regras dão aos jogadores as chances de surprenderem a si mesmos?</text:p>
      <text:p text:style-name="P9">Em parte, ao mudar os elementos do jogo baseada na fase da lua.</text:p>
      <text:p text:style-name="P4"/>
      <text:p text:style-name="P4"/>
      <text:p text:style-name="P7">Lente #3: lente da diversão</text:p>
      <text:p text:style-name="P7"/>
      <text:p text:style-name="P10">Quais partes do jogo são divertidas? Porque?</text:p>
      <text:p text:style-name="P10">Isso será analisdao e atualizado ao longo do jogo, mas por agora a exploração e a conexação.</text:p>
      <text:p text:style-name="P10">Quais partes precisam ser mais divertidas?</text:p>
      <text:p text:style-name="P10">Em analise no mo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16:18:16.817000000</meta:creation-date>
    <dc:date>2014-03-23T20:26:12.478000000</dc:date>
    <meta:editing-duration>PT2H21M53S</meta:editing-duration>
    <meta:editing-cycles>4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24" meta:word-count="383" meta:character-count="2296" meta:non-whitespace-character-count="1936"/>
  </office:meta>
</office:document-meta>
</file>